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DejaVu Sans Mono" svg:font-family="DejaVu Sans Mono"/>
  </office:font-face-decls>
  <office:automatic-styles>
    <style:style style:family="text" style:name="T1" style:display-name="T1">
      <style:text-properties style:font-name="DejaVu Sans Mono" fo:font-size="10pt"/>
    </style:style>
    <style:style style:family="paragraph" style:name="P10" style:display-name="P10" style:parent-style-name="Normal">
      <style:text-properties fo:color="#000000" fo:language="en" fo:country="GB"/>
    </style:style>
    <style:style style:family="paragraph" style:name="P11" style:display-name="P11" style:parent-style-name="Normal">
      <style:text-properties fo:language="en" fo:country="GB"/>
    </style:style>
    <style:style style:family="paragraph" style:name="P1" style:display-name="P1" style:parent-style-name="Heading-1">
      <style:paragraph-properties fo:text-align="justify"/>
      <style:text-properties fo:color="#000000" fo:language="en" fo:country="GB"/>
    </style:style>
    <style:style style:family="paragraph" style:name="P2" style:display-name="P2" style:parent-style-name="Normal">
      <style:paragraph-properties fo:text-align="justify" fo:border-bottom="0.99pt solid #000000" fo:padding-bottom="0.074cm" fo:padding-left="0.074cm" fo:padding-right="0.074cm" fo:padding-top="0.074cm"/>
      <style:text-properties fo:color="#000000" fo:language="en" fo:country="GB"/>
    </style:style>
    <style:style style:family="paragraph" style:name="P3" style:display-name="P3" style:parent-style-name="Normal">
      <style:paragraph-properties fo:text-align="justify"/>
      <style:text-properties fo:color="#000000" fo:language="en" fo:country="GB"/>
    </style:style>
    <style:style style:family="paragraph" style:name="P4" style:display-name="P4" style:parent-style-name="Heading-3">
      <style:paragraph-properties fo:text-align="justify"/>
      <style:text-properties fo:color="#000000" fo:language="en" fo:country="GB"/>
    </style:style>
    <style:style style:family="paragraph" style:name="P5" style:display-name="P5" style:parent-style-name="Text-body">
      <style:paragraph-properties fo:text-align="justify"/>
      <style:text-properties fo:color="#000000" fo:language="en" fo:country="GB"/>
    </style:style>
    <style:style style:family="paragraph" style:name="P6" style:display-name="P6" style:parent-style-name="Text-body">
      <style:paragraph-properties fo:text-align="left"/>
      <style:text-properties fo:color="#000000" fo:language="en" fo:country="GB" fo:font-weight="normal"/>
    </style:style>
    <style:style style:family="paragraph" style:name="P7" style:display-name="P7" style:parent-style-name="Text-body">
      <style:paragraph-properties fo:text-align="center"/>
      <style:text-properties fo:color="#000000" fo:language="en" fo:country="GB" fo:font-weight="normal"/>
    </style:style>
    <style:style style:family="paragraph" style:name="P8" style:display-name="P8" style:parent-style-name="Text-body">
      <style:paragraph-properties fo:text-align="center"/>
      <style:text-properties fo:color="#000000" fo:language="en" fo:country="GB"/>
    </style:style>
    <style:style style:family="paragraph" style:name="P9" style:display-name="P9" style:parent-style-name="Text-body">
      <style:paragraph-properties fo:text-align="left"/>
      <style:text-properties fo:color="#000000" fo:language="en" fo:country="GB"/>
    </style:style>
    <style:style style:family="section" style:name="Sect1" style:display-name="Sect1"/>
    <style:style style:family="table" style:name="Table1" style:display-name="Table1">
      <style:table-properties style:width="17.012000cm" table:align="margins" fo:margin-left="0cm"/>
    </style:style>
    <style:style style:family="table-column" style:name="Table1-col4" style:display-name="Table1.col4">
      <style:table-column-properties style:column-width="4.71cm"/>
    </style:style>
    <style:style style:family="table-column" style:name="Table1-col1" style:display-name="Table1.col1">
      <style:table-column-properties style:column-width="1.984cm"/>
    </style:style>
    <style:style style:family="table-column" style:name="Table1-col2" style:display-name="Table1.col2">
      <style:table-column-properties style:column-width="5.159cm"/>
    </style:style>
    <style:style style:family="table-column" style:name="Table1-col3" style:display-name="Table1.col3">
      <style:table-column-properties style:column-width="5.159cm"/>
    </style:style>
    <style:style style:family="table-cell" style:name="Table1-col1-row1" style:display-name="Table1_col1_row1">
      <style:table-cell-properties style:vertical-align="top" fo:border-left="0.05pt solid #000000" fo:border-right="0.72pt solid #000000" fo:border-top="0.05pt solid #000000" fo:border-bottom="0.05pt solid #000000"/>
    </style:style>
    <style:style style:family="table-cell" style:name="Table1-col1-row2" style:display-name="Table1_col1_row2">
      <style:table-cell-properties style:vertical-align="top" fo:border-left="0.05pt solid #000000" fo:border-right="0.72pt solid #000000" fo:border-top="0.72pt solid #000000" fo:border-bottom="0.05pt solid #000000"/>
    </style:style>
    <style:style style:family="table-cell" style:name="Table1-col1-row3" style:display-name="Table1_col1_row3">
      <style:table-cell-properties style:vertical-align="top" fo:border-left="0.05pt solid #000000" fo:border-right="0.72pt solid #000000" fo:border-top="0.72pt solid #000000" fo:border-bottom="0.05pt solid #000000"/>
    </style:style>
    <style:style style:family="table-cell" style:name="Table1-col2-row1" style:display-name="Table1_col2_row1">
      <style:table-cell-properties style:vertical-align="top" fo:border-left="0.05pt solid #000000" fo:border-right="0.72pt solid #000000" fo:border-top="0.05pt solid #000000" fo:border-bottom="0.05pt solid #000000"/>
    </style:style>
    <style:style style:family="table-cell" style:name="Table1-col2-row2" style:display-name="Table1_col2_row2">
      <style:table-cell-properties style:vertical-align="top" fo:border-left="0.05pt solid #000000" fo:border-right="0.72pt solid #000000" fo:border-top="0.72pt solid #000000" fo:border-bottom="0.05pt solid #000000"/>
    </style:style>
    <style:style style:family="table-cell" style:name="Table1-col2-row3" style:display-name="Table1_col2_row3">
      <style:table-cell-properties style:vertical-align="top" fo:border-left="0.05pt solid #000000" fo:border-right="0.72pt solid #000000" fo:border-top="0.72pt solid #000000" fo:border-bottom="0.05pt solid #000000"/>
    </style:style>
    <style:style style:family="table-cell" style:name="Table1-col3-row1" style:display-name="Table1_col3_row1">
      <style:table-cell-properties style:vertical-align="top" fo:border-left="0.05pt solid #000000" fo:border-right="0.72pt solid #000000" fo:border-top="0.05pt solid #000000" fo:border-bottom="0.05pt solid #000000"/>
    </style:style>
    <style:style style:family="table-cell" style:name="Table1-col3-row2" style:display-name="Table1_col3_row2">
      <style:table-cell-properties style:vertical-align="top" fo:border-left="0.05pt solid #000000" fo:border-right="0.72pt solid #000000" fo:border-top="0.72pt solid #000000" fo:border-bottom="0.05pt solid #000000"/>
    </style:style>
    <style:style style:family="table-cell" style:name="Table1-col3-row3" style:display-name="Table1_col3_row3">
      <style:table-cell-properties style:vertical-align="top" fo:border-left="0.05pt solid #000000" fo:border-right="0.72pt solid #000000" fo:border-top="0.72pt solid #000000" fo:border-bottom="0.05pt solid #000000"/>
    </style:style>
    <style:style style:family="table-cell" style:name="Table1-col4-row1" style:display-name="Table1_col4_row1">
      <style:table-cell-properties style:vertical-align="top" fo:border-left="0.05pt solid #000000" fo:border-right="0.05pt solid #000000" fo:border-top="0.05pt solid #000000" fo:border-bottom="0.05pt solid #000000"/>
    </style:style>
    <style:style style:family="table-cell" style:name="Table1-col4-row2" style:display-name="Table1_col4_row2">
      <style:table-cell-properties style:vertical-align="top" fo:border-left="0.05pt solid #000000" fo:border-right="0.05pt solid #000000" fo:border-top="0.72pt solid #000000" fo:border-bottom="0.05pt solid #000000"/>
    </style:style>
    <style:style style:family="table-cell" style:name="Table1-col4-row3" style:display-name="Table1_col4_row3">
      <style:table-cell-properties style:vertical-align="top" fo:border-left="0.05pt solid #000000" fo:border-right="0.05pt solid #000000" fo:border-top="0.72pt solid #000000" fo:border-bottom="0.05pt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 97: Modification of strtod function <text:s/>profile</text:p>
        <text:p text:style-name="P2"/>
        <text:p text:style-name="P3"/>
        <text:p text:style-name="P3">Title: Modification of strtod function profile</text:p>
        <text:p text:style-name="P3">Version: 1.0</text:p>
        <text:p text:style-name="P3">Author: Charlotte Hecquet, Scilab-Enterprises</text:p>
        <text:p text:style-name="P3">Review:</text:p>
        <text:p text:style-name="P3">Commented:</text:p>
        <text:p text:style-name="P3">State: DRAFT</text:p>
        <text:p text:style-name="P3">Scilab-Version: Scilab 5.5.x</text:p>
        <text:p text:style-name="P3">Vote: No</text:p>
        <text:p text:style-name="P3">Created: April 9th, 2013</text:p>
        <text:p text:style-name="P2"/>
        <text:p text:style-name="P3"/>
        <text:p text:style-name="P4">Abstract</text:p>
        <text:p text:style-name="P3">The aim of this SEP is to motivate the addition of an optional input argument to the strtod function.</text:p>
        <text:p text:style-name="P3"/>
        <text:p text:style-name="P4">Rationale</text:p>
        <text:p text:style-name="P5">Function strtod parses the string input, interpreting its content as a floating point number and returns its value as a real. A bug (#5073) has been reported about the fact that strtod should propose an option to specify the decimal separator ("," or "."). In fact, the user was compelled to run a substr(str, ",", ".") for every data read from usual French CSV files. So, to satisfy all users, an optional argument has been added to choose the decimal separator (with point as decimal separator set by default).</text:p>
        <text:p text:style-name="P5"/>
        <text:p text:style-name="P5">The possible calling sequences become:</text:p>
        <text:p text:style-name="P5"> <text:s text:c="5"/>d = strtod(str) </text:p>
        <text:p text:style-name="P5"> <text:s text:c="5"/>d = strtod(str ,decimalseparator)</text:p>
        <text:p text:style-name="P5"> <text:s text:c="5"/>[d, endstr] = strtod(str)</text:p>
        <text:p text:style-name="P5"> <text:s text:c="5"/>[d, endstr] = strtod(str ,decimalseparator)</text:p>
        <text:p text:style-name="P5"/>
        <text:p text:style-name="P4">Example Usage</text:p>
        <text:p text:style-name="P6"/>
        <text:p text:style-name="P6">Command 1 : <text:bookmark-start text:name="__DdeLink__146_1465113760"/><text:bookmark-start text:name="__DdeLink__587_1465113760"/><text:bookmark-start text:name="__DdeLink__591_1465113760"/>[d, endstr] = strtod([" 0.1 point","3,2 comma"])<text:bookmark-end text:name="__DdeLink__146_1465113760"/></text:p>
        <text:p text:style-name="P6">Command 2 : <text:bookmark-start text:name="__DdeLink__597_1465113760"/>[d, endstr] = strtod([" 0.1 point","3,2 comma"], ".")<text:bookmark-end text:name="__DdeLink__597_1465113760"/></text:p>
        <text:p text:style-name="P6">Command 3 : <text:bookmark-start text:name="__DdeLink__148_1465113760"/><text:bookmark-start text:name="__DdeLink__599_1465113760"/>[d, endstr] = strtod([" 0.1 point","3,2 comma"],",")<text:bookmark-end text:name="__DdeLink__148_1465113760"/></text:p>
        <text:p text:style-name="P6"/>
        <text:p text:style-name="P6"/>
        <text:p text:style-name="P6"/>
        <table:table table:name="Table1" table:style-name="Table1">
          <table:table-column table:style-name="Table1.col1"/>
          <table:table-column table:style-name="Table1.col2"/>
          <table:table-column table:style-name="Table1.col3"/>
          <table:table-column table:style-name="Table1.col4"/>
          <table:table-row>
            <table:table-cell table:style-name="Table1_col1_row1">
              <text:p text:style-name="P7">Command</text:p>
            </table:table-cell>
            <table:table-cell table:style-name="Table1_col2_row1">
              <text:p text:style-name="P7">1</text:p>
            </table:table-cell>
            <table:table-cell table:style-name="Table1_col3_row1">
              <text:p text:style-name="P7">2</text:p>
            </table:table-cell>
            <table:table-cell table:style-name="Table1_col4_row1">
              <text:p text:style-name="P8">3</text:p>
            </table:table-cell>
          </table:table-row>
          <table:table-row>
            <table:table-cell table:style-name="Table1_col1_row2">
              <text:p text:style-name="P7">d</text:p>
            </table:table-cell>
            <table:table-cell table:style-name="Table1_col2_row2">
              <text:p text:style-name="P7"><text:bookmark-start text:name="__DdeLink__593_1465113760"/>[0.1 3]<text:bookmark-end text:name="__DdeLink__593_1465113760"/></text:p>
            </table:table-cell>
            <table:table-cell table:style-name="Table1_col3_row2">
              <text:p text:style-name="P8">[0.1 3]</text:p>
            </table:table-cell>
            <table:table-cell table:style-name="Table1_col4_row2">
              <text:p text:style-name="P8"><text:bookmark-start text:name="__DdeLink__601_1465113760"/>[0 3.2]<text:bookmark-end text:name="__DdeLink__601_1465113760"/></text:p>
            </table:table-cell>
          </table:table-row>
          <table:table-row>
            <table:table-cell table:style-name="Table1_col1_row3">
              <text:p text:style-name="P7">endstr</text:p>
            </table:table-cell>
            <table:table-cell table:style-name="Table1_col2_row3">
              <text:p text:style-name="P7"><text:bookmark-start text:name="__DdeLink__589_1465113760"/><text:bookmark-start text:name="__DdeLink__595_1465113760"/>[" point" ",2 comma"]<text:bookmark-end text:name="__DdeLink__589_1465113760"/></text:p>
            </table:table-cell>
            <table:table-cell table:style-name="Table1_col3_row3">
              <text:p text:style-name="P7">[" point" ",2 comma"]</text:p>
            </table:table-cell>
            <table:table-cell table:style-name="Table1_col4_row3">
              <text:p text:style-name="P8"><text:bookmark-start text:name="__DdeLink__603_1465113760"/>[".1 point" " comma"]<text:bookmark-end text:name="__DdeLink__603_1465113760"/></text:p>
            </table:table-cell>
          </table:table-row>
        </table:table>
        <text:p text:style-name="P9"/>
        <text:p text:style-name="P5"/>
        <text:p text:style-name="P5"> Changelog</text:p>
        <text:p text:style-name="P5"><text:tab/><text:span text:style-name="T1">1.0 – Initial Version </text:span></text:p>
        <text:p text:style-name="P4">Copyright</text:p>
        <text:p text:style-name="P10"><text:tab/>This document has been placed under the license CeCILL-B.</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ce style:name="Liberation Serif" svg:font-family="Liberation Serif"/>
    <style:font-face style:name="Liberation Sans" svg:font-family="Liberation Sans"/>
  </office:font-face-decls>
  <office:styles>
    <style:default-style style:family="paragraph">
      <style:paragraph-properties style:tab-stop-distance="1.251cm"/>
    </style:default-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paragraph-properties style:writing-mode="lr"/>
      <style:text-properties style:font-name="Liberation Serif" fo:font-size="12pt" fo:language="en" fo:country="GB"/>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Text-body" style:display-name="Text body" style:parent-style-name="Normal" style:next-style-name="Text-body">
      <style:paragraph-properties fo:margin-top="0cm" fo:margin-bottom="0.212cm"/>
    </style:style>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